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ndaleMono" svg:font-family="AndaleMono"/>
    <style:font-face style:name="CMBX10" svg:font-family="CMBX10"/>
    <style:font-face style:name="CMMI10" svg:font-family="CMMI10"/>
    <style:font-face style:name="CMR10" svg:font-family="CMR10"/>
    <style:font-face style:name="CMTI10" svg:font-family="CMTI10"/>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0.5pt" style:font-size-asian="10.5pt" style:font-size-complex="10.5pt"/>
    </style:style>
    <style:style style:name="P3" style:family="paragraph" style:parent-style-name="Standard" style:list-style-name="L1">
      <style:text-properties style:font-name="Arial" fo:font-size="10.5pt" style:font-size-asian="10.5pt" style:font-size-complex="10.5pt"/>
    </style:style>
    <style:style style:name="P4" style:family="paragraph" style:parent-style-name="Standard" style:list-style-name="L3">
      <style:text-properties style:font-name="Arial" fo:font-size="10.5pt" style:font-size-asian="10.5pt" style:font-size-complex="10.5pt"/>
    </style:style>
    <style:style style:name="P5" style:family="paragraph" style:parent-style-name="Standard" style:list-style-name="L4">
      <style:text-properties style:font-name="Arial" fo:font-size="10.5pt" style:font-size-asian="10.5pt" style:font-size-complex="10.5pt"/>
    </style:style>
    <style:style style:name="P6" style:family="paragraph" style:parent-style-name="Standard" style:list-style-name="L5">
      <style:text-properties style:font-name="Arial" fo:font-size="10.5pt" style:font-size-asian="10.5pt" style:font-size-complex="10.5pt"/>
    </style:style>
    <style:style style:name="P7" style:family="paragraph" style:parent-style-name="Standard" style:list-style-name="L6">
      <style:text-properties style:font-name="Arial" fo:font-size="10.5pt" style:font-size-asian="10.5pt" style:font-size-complex="10.5pt"/>
    </style:style>
    <style:style style:name="P8" style:family="paragraph" style:parent-style-name="Standard" style:list-style-name="L7">
      <style:text-properties style:font-name="Arial" fo:font-size="10.5pt" style:font-size-asian="10.5pt" style:font-size-complex="10.5pt"/>
    </style:style>
    <style:style style:name="P9" style:family="paragraph" style:parent-style-name="Standard" style:list-style-name="L8">
      <style:text-properties style:font-name="Arial" fo:font-size="10.5pt" style:font-size-asian="10.5pt" style:font-size-complex="10.5pt"/>
    </style:style>
    <style:style style:name="P10" style:family="paragraph" style:parent-style-name="Standard" style:list-style-name="L11">
      <style:text-properties style:font-name="Arial" fo:font-size="10.5pt" style:font-size-asian="10.5pt" style:font-size-complex="10.5pt"/>
    </style:style>
    <style:style style:name="P11" style:family="paragraph" style:parent-style-name="Standard" style:list-style-name="L1">
      <style:text-properties style:font-name="Arial" fo:font-size="10.5pt" fo:font-weight="bold" style:font-size-asian="10.5pt" style:font-weight-asian="bold" style:font-size-complex="10.5pt" style:font-weight-complex="bold"/>
    </style:style>
    <style:style style:name="P12" style:family="paragraph" style:parent-style-name="Standard" style:list-style-name="L4">
      <style:text-properties style:font-name="Arial" fo:font-size="10.5pt" fo:font-weight="bold" style:font-size-asian="10.5pt" style:font-weight-asian="bold" style:font-size-complex="10.5pt" style:font-weight-complex="bold"/>
    </style:style>
    <style:style style:name="P13" style:family="paragraph" style:parent-style-name="Standard" style:list-style-name="L5">
      <style:text-properties style:font-name="Arial" fo:font-size="10.5pt" fo:font-weight="bold" style:font-size-asian="10.5pt" style:font-weight-asian="bold" style:font-size-complex="10.5pt" style:font-weight-complex="bold"/>
    </style:style>
    <style:style style:name="P14" style:family="paragraph" style:parent-style-name="Standard" style:list-style-name="L6">
      <style:text-properties style:font-name="Arial" fo:font-size="10.5pt" fo:font-weight="bold" style:font-size-asian="10.5pt" style:font-weight-asian="bold" style:font-size-complex="10.5pt" style:font-weight-complex="bold"/>
    </style:style>
    <style:style style:name="P15" style:family="paragraph" style:parent-style-name="Standard" style:list-style-name="L7">
      <style:text-properties style:font-name="Arial" fo:font-size="10.5pt" fo:font-weight="bold" style:font-size-asian="10.5pt" style:font-weight-asian="bold" style:font-size-complex="10.5pt" style:font-weight-complex="bold"/>
    </style:style>
    <style:style style:name="P16" style:family="paragraph" style:parent-style-name="Standard" style:list-style-name="L8">
      <style:text-properties style:font-name="Arial" fo:font-size="10.5pt" fo:font-weight="bold" style:font-size-asian="10.5pt" style:font-weight-asian="bold" style:font-size-complex="10.5pt" style:font-weight-complex="bold"/>
    </style:style>
    <style:style style:name="P17" style:family="paragraph" style:parent-style-name="Standard" style:list-style-name="L1">
      <style:text-properties fo:font-size="10.5pt" style:font-size-asian="10.5pt" style:font-size-complex="10.5pt"/>
    </style:style>
    <style:style style:name="P18" style:family="paragraph" style:parent-style-name="Standard" style:list-style-name="L1">
      <style:text-properties fo:font-size="10.5pt" fo:font-weight="bold" style:font-size-asian="10.5pt" style:font-weight-asian="bold" style:font-size-complex="10.5pt" style:font-weight-complex="bold"/>
    </style:style>
    <style:style style:name="P19" style:family="paragraph" style:parent-style-name="Standard" style:list-style-name="L4">
      <style:text-properties fo:font-size="10.5pt" fo:font-weight="bold" style:font-size-asian="10.5pt" style:font-weight-asian="bold" style:font-size-complex="10.5pt" style:font-weight-complex="bold"/>
    </style:style>
    <style:style style:name="P20" style:family="paragraph" style:parent-style-name="Standard" style:list-style-name="L5">
      <style:text-properties fo:font-size="10.5pt" fo:font-weight="bold" style:font-size-asian="10.5pt" style:font-weight-asian="bold" style:font-size-complex="10.5pt" style:font-weight-complex="bold"/>
    </style:style>
    <style:style style:name="P21" style:family="paragraph" style:parent-style-name="Standard" style:list-style-name="L6">
      <style:text-properties fo:font-size="10.5pt" fo:font-weight="bold" style:font-size-asian="10.5pt" style:font-weight-asian="bold" style:font-size-complex="10.5pt" style:font-weight-complex="bold"/>
    </style:style>
    <style:style style:name="P22" style:family="paragraph" style:parent-style-name="Standard" style:list-style-name="L7">
      <style:text-properties fo:font-size="10.5pt" fo:font-weight="bold" style:font-size-asian="10.5pt" style:font-weight-asian="bold" style:font-size-complex="10.5pt" style:font-weight-complex="bold"/>
    </style:style>
    <style:style style:name="P23" style:family="paragraph" style:parent-style-name="Standard" style:list-style-name="L8">
      <style:text-properties fo:font-size="10.5pt" fo:font-weight="bold" style:font-size-asian="10.5pt" style:font-weight-asian="bold" style:font-size-complex="10.5pt" style:font-weight-complex="bold"/>
    </style:style>
    <style:style style:name="P24" style:family="paragraph" style:parent-style-name="Standard" style:list-style-name="L9">
      <style:text-properties fo:font-size="10.5pt" fo:font-weight="bold" style:font-size-asian="10.5pt" style:font-weight-asian="bold" style:font-size-complex="10.5pt" style:font-weight-complex="bold"/>
    </style:style>
    <style:style style:name="P25" style:family="paragraph" style:parent-style-name="Standard" style:list-style-name="L10">
      <style:text-properties fo:font-size="10.5pt" fo:font-weight="bold" style:font-size-asian="10.5pt" style:font-weight-asian="bold" style:font-size-complex="10.5pt" style:font-weight-complex="bold"/>
    </style:style>
    <style:style style:name="P26" style:family="paragraph" style:parent-style-name="Standard" style:list-style-name="L14"/>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ize="10.5pt" style:font-size-asian="10.5pt" style:font-size-complex="10.5pt"/>
    </style:style>
    <style:style style:name="T6" style:family="text">
      <style:text-properties fo:font-weight="bold" style:font-weight-asian="bold" style:font-weight-complex="bold"/>
    </style:style>
    <style:style style:name="T7" style:family="text">
      <style:text-properties fo:font-size="10.5pt" style:font-size-asian="10.5pt" style:font-size-complex="10.5pt"/>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cs224n, Assignment 4</text:span></text:p>
      <text:p text:style-name="P1"><text:span text:style-name="T7"/></text:p>
      <text:p text:style-name="P1"><text:span text:style-name="T7">Part 1<text:tab/></text:span></text:p>
      <text:p text:style-name="P1"><text:span text:style-name="T7"><text:tab/>g. <text:s/>we set all matrix entries after last word to 1, all others to zero. It's used by e_t, calling its “data_masked_fill_()” method, setting all tensor entries to -inf, where mask == 1. Setting e_t to -inf, means its softmax value will be zero, meaning zero attention will be given to these entries, which we want NMT to ignore.</text:span></text:p>
      <text:p text:style-name="P1"><text:span text:style-name="T7"><text:tab/>j. Attention</text:span></text:p>
      <text:list xml:id="list3783985772171776486" text:style-name="L14">
        <text:list-item>
          <text:list>
            <text:list-item>
              <text:list>
                <text:list-item>
                  <text:list>
                    <text:list-item>
                      <text:list>
                        <text:list-item>
                          <text:p text:style-name="P26"><text:span text:style-name="T5">Basic dot-product: advantage: quick to compute, disadvantage, constrains query and hidden state dimensions to be identical, doesn't allow for learning possible interactions between query and hidden state.</text:span></text:p>
                        </text:list-item>
                        <text:list-item>
                          <text:p text:style-name="P26"><text:span text:style-name="T5">Multiplicative:</text:span></text:p>
                          <text:list>
                            <text:list-item>
                              <text:p text:style-name="P26"><text:span text:style-name="T5">advantage: can learn some relationship b/t query and hidden state, doesn't constrain them to same dimensionality.</text:span></text:p>
                            </text:list-item>
                            <text:list-item>
                              <text:p text:style-name="P26"><text:span text:style-name="T5">Disadvantage – creates (d1x2d) additional parameters to learn, more potential for overfitting.</text:span></text:p>
                            </text:list-item>
                          </text:list>
                        </text:list-item>
                        <text:list-item>
                          <text:p text:style-name="P26"><text:span text:style-name="T5">Additive:</text:span></text:p>
                          <text:list>
                            <text:list-item>
                              <text:p text:style-name="P26"><text:span text:style-name="T5">advantage – can capture more complex interactions b/t query and hidden state</text:span></text:p>
                            </text:list-item>
                            <text:list-item>
                              <text:p text:style-name="P26"><text:span text:style-name="T5">disadvantage – d3 x (1 + d1 + d2) <text:s/>more parameters. How easily differentiable is tanh function, relative to I) or II) ? Even more potential for overfitting</text:span></text:p>
                            </text:list-item>
                          </text:list>
                        </text:list-item>
                      </text:list>
                    </text:list-item>
                  </text:list>
                </text:list-item>
              </text:list>
            </text:list-item>
          </text:list>
        </text:list-item>
      </text:list>
      <text:p text:style-name="P1"><text:span text:style-name="T7"><text:tab/></text:span></text:p>
      <text:p text:style-name="Standard"><text:span text:style-name="T5"/></text:p>
      <text:p text:style-name="Standard"><text:span text:style-name="T5"/></text:p>
      <text:p text:style-name="Standard"><text:span text:style-name="T5"/></text:p>
      <text:p text:style-name="Standard"><text:span text:style-name="T5">Part 2</text:span></text:p>
      <text:p text:style-name="P2"/>
      <text:list xml:id="list1583591878487702492" text:style-name="L1">
        <text:list-item>
          <text:p text:style-name="P11">Translations Analysis</text:p>
          <text:list>
            <text:list-item>
              <text:p text:style-name="P3">(2 points) </text:p>
              <text:list>
                <text:list-item>
                  <text:p text:style-name="P17"><text:span text:style-name="T3">Source Sentence:</text:span><text:span text:style-name="T1"> Aqu ́ı otro de mis favoritos, “La noche estrellada”. </text:span></text:p>
                </text:list-item>
                <text:list-item>
                  <text:p text:style-name="P17"><text:span text:style-name="T3">Reference Translation:</text:span><text:span text:style-name="T1"> So another one of my favorites, “The Starry Night”. </text:span></text:p>
                </text:list-item>
                <text:list-item>
                  <text:p text:style-name="P17"><text:span text:style-name="T3">NMT Translation:</text:span><text:span text:style-name="T1"> Here’s another favorite of my favorites, “The Starry Night”.</text:span></text:p>
                </text:list-item>
                <text:list-item>
                  <text:p text:style-name="P18"><text:span text:style-name="T1">Error:</text:span><text:span text:style-name="T4"> 'favorite' is repeated once in NMT translation, replaces “one” in reference translation</text:span></text:p>
                </text:list-item>
                <text:list-item>
                  <text:p text:style-name="P18"><text:span text:style-name="T1">Possible Explanation:</text:span><text:span text:style-name="T4"> attention is mis-focused on 'favoritos', instead of 'otro'.</text:span></text:p>
                </text:list-item>
                <text:list-item>
                  <text:p text:style-name="P18"><text:span text:style-name="T1">Possible Fix: More RL? More training examples containing such constructions?</text:span></text:p>
                </text:list-item>
              </text:list>
            </text:list-item>
            <text:list-item>
              <text:p text:style-name="P3">(2 points)</text:p>
              <text:list>
                <text:list-item>
                  <text:p text:style-name="P3"><text:span text:style-name="T6">Source Sentence:</text:span> Ustedes saben que lo que yo hago es escribir para los nin ̃os, y, de hecho, probablemente soy el autor para nin ̃os, ms ledo en los EEUU.</text:p>
                </text:list-item>
                <text:list-item>
                  <text:p text:style-name="P3"><text:span text:style-name="T6">Reference Translation:</text:span> You know, what I do is write for children, and I’m probably America’s most widely read children’s author, in fact.</text:p>
                </text:list-item>
              </text:list>
            </text:list-item>
          </text:list>
        </text:list-item>
      </text:list>
      <text:list xml:id="list1712094601901920132" text:style-name="L4">
        <text:list-item>
          <text:list>
            <text:list-item>
              <text:list>
                <text:list-item>
                  <text:p text:style-name="P5"><text:span text:style-name="T6">NMT Translation:</text:span> You know what I do is write for children, and in fact, I’m probably the author for children, more reading in the U.S.</text:p>
                </text:list-item>
                <text:list-item>
                  <text:p text:style-name="P19"><text:span text:style-name="T1">Error:</text:span><text:span text:style-name="T4"> Phrase “America's most widely read” is missing from NMT translation.</text:span></text:p>
                </text:list-item>
                <text:list-item>
                  <text:p text:style-name="P19"><text:span text:style-name="T1">Possible Explanation:</text:span><text:span text:style-name="T4"> NMT model doesn't properly handle subordinate clause in Spansh for “ms ledo en los EEUU”, and simply transliterates it, instead of linking it with “probablemente”, which is further ahead in sentence</text:span></text:p>
                </text:list-item>
                <text:list-item>
                  <text:p text:style-name="P12">Possible Fix:<text:span text:style-name="T8"> add another middle LSTM layer in encoder and decoder, to capture phrasing?</text:span></text:p>
                </text:list-item>
              </text:list>
            </text:list-item>
          </text:list>
        </text:list-item>
      </text:list>
      <text:list xml:id="list1278750491" text:continue-list="list1583591878487702492" text:style-name="L1">
        <text:list-item>
          <text:list>
            <text:list-item>
              <text:p text:style-name="P3">(2 points)</text:p>
              <text:list>
                <text:list-item>
                  <text:p text:style-name="P3"><text:span text:style-name="T6">Source Sentence:</text:span> Un amigo me hizo eso – Richard Bolingbroke.</text:p>
                </text:list-item>
                <text:list-item>
                  <text:p text:style-name="P3"><text:span text:style-name="T6">Reference Translation:</text:span> A friend of mine did that – Richard Bolingbroke.</text:p>
                </text:list-item>
              </text:list>
            </text:list-item>
          </text:list>
        </text:list-item>
      </text:list>
      <text:list xml:id="list2568897828190578268" text:style-name="L5">
        <text:list-item>
          <text:list>
            <text:list-item>
              <text:list>
                <text:list-item>
                  <text:p text:style-name="P6"><text:span text:style-name="T6">NMT Translation:</text:span> A friend of mine did that – Richard &lt;unk&gt;</text:p>
                </text:list-item>
                <text:list-item>
                  <text:p text:style-name="P20"><text:span text:style-name="T1">Error:</text:span><text:span text:style-name="T4"> “&lt;unk&gt;” appears in place of “Bolingbroke”, in NMT translation</text:span></text:p>
                </text:list-item>
              </text:list>
            </text:list-item>
          </text:list>
        </text:list-item>
      </text:list>
      <text:list xml:id="list2012653041041543424" text:style-name="L9">
        <text:list-item>
          <text:list>
            <text:list-item>
              <text:list>
                <text:list-item>
                  <text:p text:style-name="P24"><text:span text:style-name="T1">Possible Explanation:</text:span><text:span text:style-name="T4">NMT Translator failed to recognize proper noun “Richard </text:span><text:soft-page-break/><text:span text:style-name="T4">Bolingbroke”</text:span></text:p>
                </text:list-item>
              </text:list>
            </text:list-item>
          </text:list>
        </text:list-item>
      </text:list>
      <text:list xml:id="list791031369" text:continue-list="list2568897828190578268" text:style-name="L5">
        <text:list-item>
          <text:list>
            <text:list-item>
              <text:list>
                <text:list-item>
                  <text:p text:style-name="P13">Possible Fix:<text:span text:style-name="T8"> Train separate model to recognize proper names (people, places), use as feature when NMT model arrives at &lt;unk&gt;, to decide whether to use “&lt;unk&gt;”, or to simply copy over proper name.</text:span></text:p>
                </text:list-item>
              </text:list>
            </text:list-item>
          </text:list>
        </text:list-item>
      </text:list>
      <text:list xml:id="list640828514" text:continue-list="list1278750491" text:style-name="L1">
        <text:list-item>
          <text:list>
            <text:list-item>
              <text:p text:style-name="P3">(2 points) </text:p>
              <text:list>
                <text:list-item>
                  <text:p text:style-name="P3"><text:span text:style-name="T6">Source Sentence: </text:span>Solo tienes que dar vuelta a la manzana para verlo como una epifan ́ıa.</text:p>
                </text:list-item>
                <text:list-item>
                  <text:p text:style-name="P3"><text:span text:style-name="T6">Reference Translation:</text:span> You’ve just got to go around the block to see it as an epiphany. </text:p>
                </text:list-item>
              </text:list>
            </text:list-item>
          </text:list>
        </text:list-item>
      </text:list>
      <text:list xml:id="list8409154188057475500" text:style-name="L6">
        <text:list-item>
          <text:list>
            <text:list-item>
              <text:list>
                <text:list-item>
                  <text:p text:style-name="P7"><text:span text:style-name="T6">NMT Translation: </text:span>You just have to go back to the apple to see it as a epiphany.</text:p>
                </text:list-item>
                <text:list-item>
                  <text:p text:style-name="P21"><text:span text:style-name="T1">Error:</text:span><text:span text:style-name="T4"> NMT Translated “manzana” as “apple”, instead of “block”.</text:span></text:p>
                </text:list-item>
                <text:list-item>
                  <text:p text:style-name="P21"><text:span text:style-name="T1">Possible Explanation:</text:span><text:span text:style-name="T4"> “Manzana” has multiple senses, including “apple”, or “block”</text:span></text:p>
                </text:list-item>
                <text:list-item>
                  <text:p text:style-name="P14">Possible Fix:<text:span text:style-name="T8"> add more training examples for “manzana” where word used with multiple senses. Increase hidden_size, to capture more context of sentence.</text:span></text:p>
                </text:list-item>
              </text:list>
            </text:list-item>
          </text:list>
        </text:list-item>
      </text:list>
      <text:list xml:id="list1622213401" text:continue-list="list640828514" text:style-name="L1">
        <text:list-item>
          <text:list>
            <text:list-item>
              <text:p text:style-name="P3">(2 points)</text:p>
              <text:list>
                <text:list-item>
                  <text:p text:style-name="P3"><text:span text:style-name="T6">Source Sentence:</text:span> Ella salv ́o mi vida al permitirme entrar al ban ̃o de la sala de profesores.</text:p>
                </text:list-item>
                <text:list-item>
                  <text:p text:style-name="P3"><text:span text:style-name="T6">Reference Translation: </text:span>She saved my life by letting me go to the bathroom in the teachers’ lounge.</text:p>
                </text:list-item>
              </text:list>
            </text:list-item>
          </text:list>
        </text:list-item>
      </text:list>
      <text:list xml:id="list4361874402338876744" text:style-name="L7">
        <text:list-item>
          <text:list>
            <text:list-item>
              <text:list>
                <text:list-item>
                  <text:p text:style-name="P8"><text:span text:style-name="T6">NMT Translation: </text:span>She saved my life by letting me go to the bathroom in the women’s room.</text:p>
                </text:list-item>
                <text:list-item>
                  <text:p text:style-name="P22"><text:span text:style-name="T1">Error: </text:span><text:span text:style-name="T4">NMT mis-translated “sala de profesores” to “women's room”, instead of “teacher's lounge”.</text:span></text:p>
                </text:list-item>
              </text:list>
            </text:list-item>
          </text:list>
        </text:list-item>
      </text:list>
      <text:list xml:id="list1336242636120142128" text:style-name="L10">
        <text:list-item>
          <text:list>
            <text:list-item>
              <text:list>
                <text:list-item>
                  <text:p text:style-name="P25"><text:span text:style-name="T1">Possible Explanation:</text:span><text:span text:style-name="T4"> attention for “profesores” was focused on “ban ̃o”, not “profesores”</text:span><text:span text:style-name="T1">.</text:span></text:p>
                </text:list-item>
              </text:list>
            </text:list-item>
          </text:list>
        </text:list-item>
      </text:list>
      <text:list xml:id="list936116603" text:continue-list="list4361874402338876744" text:style-name="L7">
        <text:list-item>
          <text:list>
            <text:list-item>
              <text:list>
                <text:list-item>
                  <text:p text:style-name="P15">Possible Fix: <text:span text:style-name="T8">RL, more training examples, with “profesores”?</text:span></text:p>
                </text:list-item>
              </text:list>
            </text:list-item>
          </text:list>
        </text:list-item>
      </text:list>
      <text:list xml:id="list1694417007" text:continue-list="list1622213401" text:style-name="L1">
        <text:list-item>
          <text:list>
            <text:list-item>
              <text:p text:style-name="P3">(2 points) </text:p>
              <text:list>
                <text:list-item>
                  <text:p text:style-name="P3">Source Sentence: Eso es ma ́s de 100,000 hect ́areas. </text:p>
                </text:list-item>
                <text:list-item>
                  <text:p text:style-name="P3">Reference Translation: That’s more than 250 thousand acres. </text:p>
                </text:list-item>
              </text:list>
            </text:list-item>
          </text:list>
        </text:list-item>
      </text:list>
      <text:list xml:id="list6605099777650715996" text:style-name="L8">
        <text:list-item>
          <text:list>
            <text:list-item>
              <text:list>
                <text:list-item>
                  <text:p text:style-name="P9">NMT Translation: That’s over 100,000 acres.</text:p>
                </text:list-item>
                <text:list-item>
                  <text:p text:style-name="P23"><text:span text:style-name="T1">Error: </text:span><text:span text:style-name="T4">“hectares” changed to “acres”.</text:span></text:p>
                </text:list-item>
                <text:list-item>
                  <text:p text:style-name="P23"><text:span text:style-name="T1">Possible Explanation:</text:span><text:span text:style-name="T4"> Reference translation uses “acres”, not “hectares” and uses hectares → acres unit conversion.</text:span></text:p>
                </text:list-item>
                <text:list-item>
                  <text:p text:style-name="P16">Possible Fix:<text:span text:style-name="T8"> change reference translation to “hectares”.</text:span></text:p>
                </text:list-item>
              </text:list>
            </text:list-item>
          </text:list>
        </text:list-item>
      </text:list>
      <text:list xml:id="list1133862090" text:continue-list="list1694417007" text:style-name="L1">
        <text:list-item>
          <text:p text:style-name="P3">NMT Model Result Analysis</text:p>
          <text:list>
            <text:list-item>
              <text:p text:style-name="P3">Source Sentences in Spanish:</text:p>
              <text:list>
                <text:list-item>
                  <text:p text:style-name="P3">Example 1: <text:span text:style-name="T9">Tena un pulgar, y 85 dlares, y termin en San Francisco, California -- encontr un amante -- y en los aos '80, sent la necesidad de comenzar a trabajar en organizaciones que luchaban contra el SIDA.</text:span></text:p>
                </text:list-item>
                <text:list-item>
                  <text:p text:style-name="P3">Example 2: <text:span text:style-name="T9">Casualmente, cuando Lorna y Judith trabajaban entre bastidores para reformar estos criterios, personas de todo el mundo vean un adulto autista por primera vez.</text:span></text:p>
                </text:list-item>
              </text:list>
            </text:list-item>
            <text:list-item>
              <text:p text:style-name="P3">Reference English Translations, of Source Sentences:</text:p>
              <text:list>
                <text:list-item>
                  <text:p text:style-name="P3">Example 1: <text:span text:style-name="T9">I had a thumb, I had 85 dollars, <text:s/>and I ended up in San Francisco, California -- <text:s/>met a lover -- <text:s/>and back in the '80s, found it necessary <text:s/>to begin work on AIDS organizations.</text:span></text:p>
                </text:list-item>
                <text:list-item>
                  <text:p text:style-name="P3">Example 2: <text:span text:style-name="T9">By coincidence, as Lorna and Judith worked behind the scenes <text:s/>to reform the criteria, people all over the world were seeing an autistic adult for the first time.</text:span></text:p>
                </text:list-item>
              </text:list>
            </text:list-item>
            <text:list-item>
              <text:p text:style-name="P3">NMT Model's Outputs, for English Translations:</text:p>
            </text:list-item>
          </text:list>
        </text:list-item>
      </text:list>
      <text:list xml:id="list1818628006999106258" text:style-name="L11">
        <text:list-item>
          <text:list>
            <text:list-item>
              <text:list>
                <text:list-item>
                  <text:p text:style-name="P10">Example 1:<text:span text:style-name="T9">I had a thumb, and I ended up in San Francisco, and it ended up in San Francisco, California -- I found a lover -- and in the years, I felt the need to start working in organizations that fight against AIDS.</text:span></text:p>
                </text:list-item>
              </text:list>
            </text:list-item>
          </text:list>
        </text:list-item>
      </text:list>
      <text:list xml:id="list6786728228339224055" text:style-name="L3">
        <text:list-item>
          <text:list>
            <text:list-item>
              <text:list>
                <text:list-item>
                  <text:p text:style-name="P4">Example 2: <text:span text:style-name="T9">&lt;unk&gt; when I &lt;unk&gt; and Judith worked with me to reform these &lt;unk&gt; people all over the world to see a autistic child for the first time.</text:span></text:p>
                </text:list-item>
              </text:list>
            </text:list-item>
          </text:list>
        </text:list-item>
      </text:list>
      <text:list xml:id="list898131460" text:continue-list="list1133862090" text:style-name="L1">
        <text:list-item>
          <text:list>
            <text:list-item>
              <text:p text:style-name="P3">Errors in NMT Translations:</text:p>
              <text:list>
                <text:list-item>
                  <text:p text:style-name="P3">Example 1: “I had 85 dollars” was missed from NMT translation</text:p>
                </text:list-item>
                <text:list-item>
                  <text:p text:style-name="P3">Example 2: &lt;unk&gt;'s appear where “Lorna” and “Coincidentally” should appear. Also, “I” and “me” spuriously appear.</text:p>
                </text:list-item>
              </text:list>
            </text:list-item>
            <text:list-item>
              <text:p text:style-name="P3"><text:soft-page-break/>Potential Reasons for Errors</text:p>
              <text:list>
                <text:list-item>
                  <text:p text:style-name="P3">Example 1: can't handle multiple clauses, listed-out.</text:p>
                </text:list-item>
                <text:list-item>
                  <text:p text:style-name="P3">Example 2: “Lorna” is not in ES or EN corpus, and “Coincidentally” is not in EN “corpus and/or “Casualmente” is not in ES corpus.</text:p>
                </text:list-item>
              </text:list>
            </text:list-item>
            <text:list-item>
              <text:p text:style-name="P3">Proposed Changes to Fix NMT Errors:</text:p>
              <text:list>
                <text:list-item>
                  <text:p text:style-name="P3">Example 1: More training data? Deeper encoding network?</text:p>
                </text:list-item>
                <text:list-item>
                  <text:p text:style-name="P3">Example 2: More training data. Incorporate Char-CNN for recognizing new words. Add gazetteer for proper noun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ndaleMono" svg:font-family="AndaleMono"/>
    <style:font-face style:name="CMBX10" svg:font-family="CMBX10"/>
    <style:font-face style:name="CMMI10" svg:font-family="CMMI10"/>
    <style:font-face style:name="CMR10" svg:font-family="CMR10"/>
    <style:font-face style:name="CMTI10" svg:font-family="CMTI10"/>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Hwang</meta:initial-creator>
    <meta:creation-date>2020-01-12T19:56:47</meta:creation-date>
    <meta:generator>OpenOffice/4.1.2$Unix OpenOffice.org_project/412m3$Build-9782</meta:generator>
    <dc:date>2020-01-12T23:19:48</dc:date>
    <dc:creator>David Hwang</dc:creator>
    <meta:editing-duration>PT3H23M1S</meta:editing-duration>
    <meta:editing-cycles>15</meta:editing-cycles>
    <meta:document-statistic meta:table-count="0" meta:image-count="0" meta:object-count="0" meta:page-count="3" meta:paragraph-count="75" meta:word-count="1088" meta:character-count="6357"/>
  </office:meta>
</office:document-meta>
</file>